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9500000023832C36E14.png" manifest:media-type=""/>
  <manifest:file-entry manifest:full-path="Pictures/200000090000099C000038BD3C83581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5cm" fo:min-width="11.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37cm" fo:min-width="0cm"/>
    </style:style>
    <style:style style:name="pr1" style:family="presentation" style:parent-style-name="PortadaDocumento-notes">
      <style:graphic-properties draw:fill-color="#ffffff" fo:min-height="13.364cm"/>
    </style:style>
    <style:style style:name="pr2" style:family="presentation" style:parent-style-name="SoloTexto-title">
      <style:graphic-properties fo:min-height="3.506cm"/>
    </style:style>
    <style:style style:name="pr3" style:family="presentation" style:parent-style-name="SoloTexto-outline1">
      <style:graphic-properties fo:min-height="11.929cm"/>
    </style:style>
    <style:style style:name="pr4" style:family="presentation" style:parent-style-name="SoloTexto-notes">
      <style:graphic-properties draw:fill-color="#ffffff" draw:auto-grow-height="true" fo:min-height="13.364cm"/>
    </style:style>
    <style:style style:name="pr5" style:family="presentation" style:parent-style-name="SoloText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Tahoma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20pt"/>
    </style:style>
    <style:style style:name="T1" style:family="text">
      <style:text-properties fo:font-family="Tahoma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ortada" draw:style-name="dp1" draw:master-page-name="PortadaDocumento" presentation:presentation-page-layout-name="AL1T0">
        <draw:frame draw:style-name="gr1" draw:text-style-name="P1" draw:layer="layout" svg:width="25cm" svg:height="16.134cm" svg:x="1.4cm" svg:y="4.866cm">
          <draw:image xlink:href="Pictures/200000090000099C000038BD3C835811.svm" xlink:type="simple" xlink:show="embed" xlink:actuate="onLoad">
            <text:p/>
          </draw:image>
        </draw:frame>
        <draw:frame draw:style-name="gr2" draw:text-style-name="P2" draw:layer="layout" svg:width="23.6cm" svg:height="2.885cm" svg:x="2.2cm" svg:y="1.6cm">
          <draw:text-box>
            <text:p text:style-name="P1"><text:span text:style-name="T1">Configuración de la red que dará soporte al proyecto (Parte I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oloTexto" presentation:presentation-page-layout-name="AL2T3">
        <draw:frame presentation:style-name="pr2" draw:layer="layout" svg:width="25.199cm" svg:height="3.506cm" svg:x="1.4cm" svg:y="0.837cm" presentation:class="title" presentation:user-transformed="true">
          <draw:text-box>
            <text:p>Contenidos</text:p>
          </draw:text-box>
        </draw:frame>
        <draw:frame presentation:style-name="pr3" draw:layer="layout" svg:width="12.296cm" svg:height="12.179cm" svg:x="1.4cm" svg:y="4.914cm" presentation:class="outline">
          <draw:text-box>
            <text:list text:style-name="L2">
              <text:list-item>
                <text:p>Servidor de virtualización.</text:p>
              </text:list-item>
              <text:list-item>
                <text:p>DNS interno.</text:p>
              </text:list-item>
              <text:list-item>
                <text:p>Apache en máquina de servicios.</text:p>
              </text:list-item>
              <text:list-item>
                <text:p>Wiki.</text:p>
              </text:list-item>
              <text:list-item>
                <text:p>Disco de Scratch por NFS.</text:p>
              </text:list-item>
              <text:list-item>
                <text:p>OpenNebula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oloTexto" presentation:presentation-page-layout-name="AL3T1">
        <draw:frame presentation:style-name="pr2" draw:layer="layout" svg:width="25.199cm" svg:height="3.506cm" svg:x="1.4cm" svg:y="0.837cm" presentation:class="title" presentation:user-transformed="true">
          <draw:text-box>
            <text:p>Servidor de virtualizació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figuramos VMWare 5.5 en un servidor para alojar las máquinas que queremos virtualizar.</text:p>
              </text:list-item>
              <text:list-item>
                <text:p>Instalamos un cliente vShepere para conectarnos a ella y gestionar las máquinas que tenemos creadas.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oloTexto" presentation:presentation-page-layout-name="AL3T1">
        <draw:frame presentation:style-name="pr2" draw:layer="layout" svg:width="25.199cm" svg:height="3.506cm" svg:x="1.4cm" svg:y="0.837cm" presentation:class="title">
          <draw:text-box>
            <text:p>MV en servidor de virtualización VMWare ESXI 5.5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Para crear una máquina virtual:</text:p>
              </text:list-header>
              <text:list-item>
                <text:p>Instalar vShepere Client en Windows.</text:p>
              </text:list-item>
              <text:list-item>
                <text:p>Conectarse a la máquina con dicho cliente.</text:p>
              </text:list-item>
              <text:list-item>
                <text:p>Click botón derecho en la IP del servidor de virtualización.</text:p>
              </text:list-item>
              <text:list-item>
                <text:p>Seleccionar “New Virtual Machine”.</text:p>
              </text:list-item>
              <text:list-item>
                <text:p>Seleccionar “Configuración típica”.</text:p>
              </text:list-item>
              <text:list-item>
                <text:p>Introducir el nombre de la nueva máquina virtual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oloTexto" presentation:presentation-page-layout-name="AL3T1">
        <draw:frame presentation:style-name="pr2" draw:layer="layout" svg:width="25.199cm" svg:height="3.506cm" svg:x="1.4cm" svg:y="0.837cm" presentation:class="title">
          <draw:text-box>
            <text:p>MV en servidor de virtualización VMWare ESXI 5.5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Para crear una máquina virtual:</text:p>
              </text:list-header>
              <text:list-item>
                <text:p>Seleccionamos el DataStore por defecto.</text:p>
              </text:list-item>
              <text:list-item>
                <text:p>Elegimos el S.O. obtimizado al máximo.</text:p>
              </text:list-item>
              <text:list-item>
                <text:p>Seleccionamos la red.</text:p>
              </text:list-item>
              <text:list-item>
                <text:p>Seleccionamos el espacio en disco deseado y marcamos ya opción Thin.</text:p>
              </text:list-item>
              <text:list-item>
                <text:p>Click en Finish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oloTexto" presentation:presentation-page-layout-name="AL3T1">
        <draw:frame presentation:style-name="pr2" draw:layer="layout" svg:width="25.199cm" svg:height="3.506cm" svg:x="1.4cm" svg:y="0.837cm" presentation:class="title">
          <draw:text-box>
            <text:p>MV en servidor de virtualización VMWare ESXI 5.5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Imágenes a utilizar en las máquinas virtuales:</text:p>
              </text:list-header>
              <text:list-item>
                <text:p>Las imágenes utilizadas serán subidas al DataStore.</text:p>
              </text:list-item>
              <text:list-item>
                <text:p>Click con el botón derecho sobre DataStore &gt;&gt; “Abrir”</text:p>
              </text:list-item>
              <text:list-item>
                <text:p>Seleccionar “Añadir ISO”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oloTexto" presentation:presentation-page-layout-name="AL3T1">
        <draw:frame presentation:style-name="pr2" draw:layer="layout" svg:width="25.199cm" svg:height="3.506cm" svg:x="1.4cm" svg:y="0.837cm" presentation:class="title">
          <draw:text-box>
            <text:p>MV en servidor de virtualización VMWare ESXI 5.5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Instalación de SO en MV:</text:p>
              </text:list-header>
              <text:list-item>
                <text:p>Seleccionamos la máquina a instalar.</text:p>
              </text:list-item>
              <text:list-item>
                <text:p>Seleccionamos “CD Drive 1”.</text:p>
              </text:list-item>
              <text:list-item>
                <text:p>Seleccionamos DataStore.</text:p>
              </text:list-item>
              <text:list-item>
                <text:p>Navegamos hasta la carpeta en la que guardamos las ISO's.</text:p>
              </text:list-item>
              <text:list-item>
                <text:p>Seleccionamos la ISO deseada.</text:p>
              </text:list-item>
              <text:list-item>
                <text:p>Click en Ok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oloTexto" presentation:presentation-page-layout-name="AL3T1">
        <draw:frame presentation:style-name="pr2" draw:layer="layout" svg:width="25.199cm" svg:height="3.506cm" svg:x="1.4cm" svg:y="0.837cm" presentation:class="title">
          <draw:text-box>
            <text:p>VP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Instalación:</text:p>
                <text:p># apt-get install openvpn.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oloTexto" presentation:presentation-page-layout-name="AL3T1">
        <draw:frame presentation:style-name="pr2" draw:layer="layout" svg:width="25.199cm" svg:height="3.506cm" svg:x="1.4cm" svg:y="0.837cm" presentation:class="title">
          <draw:text-box>
            <text:p>VP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Configuración:</text:p>
              </text:list-header>
              <text:list-item>
                <text:p>Creación del fichero de configuración:</text:p>
                <text:p># cp -r /usr/share/doc/openvpn/examples/easy-rsa /etc/openvpn/</text:p>
                <text:p/>
                <text:p>Easy-rsa son una serie de scripts para crear nuestros certificados, rsa, etc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oloTexto" presentation:presentation-page-layout-name="AL3T1">
        <draw:frame presentation:style-name="pr2" draw:layer="layout" svg:width="25.199cm" svg:height="3.506cm" svg:x="1.4cm" svg:y="0.837cm" presentation:class="title">
          <draw:text-box>
            <text:p>VP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Configuración:</text:p>
              </text:list-header>
              <text:list-item>
                <text:p>Limpiar el directorio (/etc/openvpn/) para evitar confusiones con claves anteriores:</text:p>
                <text:p># cd /etc/openvpn/easy-rsa/2.0</text:p>
                <text:p># source vars</text:p>
                <text:p># source clean-al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oloTexto" presentation:presentation-page-layout-name="AL3T1">
        <draw:frame presentation:style-name="pr2" draw:layer="layout" svg:width="25.199cm" svg:height="3.506cm" svg:x="1.4cm" svg:y="0.837cm" presentation:class="title">
          <draw:text-box>
            <text:p>VP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Configuración:</text:p>
              </text:list-header>
              <text:list-item>
                <text:p>Creación de certificado CA:</text:p>
                <text:p># source build-ca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oloTexto" presentation:presentation-page-layout-name="AL3T1">
        <draw:frame presentation:style-name="pr2" draw:layer="layout" svg:width="25.199cm" svg:height="3.506cm" svg:x="1.4cm" svg:y="0.837cm" presentation:class="title">
          <draw:text-box>
            <text:p>VPN</text:p>
          </draw:text-box>
        </draw:frame>
        <draw:frame presentation:style-name="pr3" draw:layer="layout" svg:width="25.199cm" svg:height="2.6cm" svg:x="1.4cm" svg:y="3.4cm" presentation:class="outline" presentation:user-transformed="true">
          <draw:text-box>
            <text:list text:style-name="L2">
              <text:list-header>
                <text:p>Configuración:</text:p>
              </text:list-header>
              <text:list-item>
                <text:p>Generamos nuestro certificado para el servidor:</text:p>
                <text:p/>
                <text:p/>
                <text:p/>
              </text:list-item>
            </text:list>
          </draw:text-box>
        </draw:frame>
        <draw:frame draw:style-name="gr2" draw:text-style-name="P3" draw:layer="layout" svg:width="13cm" svg:height="12.101cm" svg:x="0.6cm" svg:y="5.951cm">
          <draw:text-box>
            <text:p><text:span text:style-name="T2">root@xxxx:/etc/openvpn/easy-rsa/2.0# ./build-key-server xxxxxx</text:span></text:p>
            <text:p><text:span text:style-name="T2">Generating a 1024 bit RSA private key</text:span></text:p>
            <text:p><text:span text:style-name="T2">.++++++</text:span></text:p>
            <text:p><text:span text:style-name="T2">.................................................++++++</text:span></text:p>
            <text:p><text:span text:style-name="T2">writing new private key to 'xxxxxx.key'</text:span></text:p>
            <text:p><text:span text:style-name="T2">-----</text:span></text:p>
            <text:p><text:span text:style-name="T2">You are about to be asked to enter information that will be incorporated</text:span></text:p>
            <text:p><text:span text:style-name="T2">into your certificate request.</text:span></text:p>
            <text:p><text:span text:style-name="T2">What you are about to enter is what is called a Distinguished Name or a DN.</text:span></text:p>
            <text:p><text:span text:style-name="T2">There are quite a few fields but you can leave some blank</text:span></text:p>
            <text:p><text:span text:style-name="T2">For some fields there will be a default value,</text:span></text:p>
            <text:p><text:span text:style-name="T2">If you enter '.', the field will be left blank.</text:span></text:p>
            <text:p><text:span text:style-name="T2">-----</text:span></text:p>
            <text:p><text:span text:style-name="T2">Country Name (2 letter code) [US]:ES</text:span></text:p>
            <text:p><text:span text:style-name="T2">State or Province Name (full name) [CA]:OU</text:span></text:p>
            <text:p><text:span text:style-name="T2">Locality Name (eg, city) [SanFrancisco]:Ourense</text:span></text:p>
            <text:p><text:span text:style-name="T2">Organization Name (eg, company) [Fort-Funston]:aaaaaaaaaaaa</text:span></text:p>
            <text:p><text:span text:style-name="T2">Organizational Unit Name (eg, section) [changeme]:aaaa</text:span></text:p>
            <text:p><text:span text:style-name="T2">Common Name (eg, your name or your server's hostname) [xxxx]:xxx</text:span></text:p>
            <text:p><text:span text:style-name="T2">Name [changeme]:Nombre Apellido1 Apellido2</text:span></text:p>
            <text:p><text:span text:style-name="T2">Email Address [mail@host.domain]:direccionCorreo@servidor.dominio</text:span></text:p>
          </draw:text-box>
        </draw:frame>
        <draw:frame draw:style-name="gr2" draw:text-style-name="P3" draw:layer="layout" svg:width="13cm" svg:height="12.101cm" svg:x="14.2cm" svg:y="6cm">
          <draw:text-box>
            <text:p><text:span text:style-name="T2">Please enter the following 'extra' attributes</text:span></text:p>
            <text:p><text:span text:style-name="T2">to be sent with your certificate request</text:span></text:p>
            <text:p><text:span text:style-name="T2">A challenge password []:</text:span></text:p>
            <text:p><text:span text:style-name="T2">An optional company name []:</text:span></text:p>
            <text:p><text:span text:style-name="T2">Using configuration from /etc/openvpn/easy-rsa/2.0/openssl-1.0.0.cnf</text:span></text:p>
            <text:p><text:span text:style-name="T2">Check that the request matches the signature</text:span></text:p>
            <text:p><text:span text:style-name="T2">Signature ok</text:span></text:p>
            <text:p><text:span text:style-name="T2">The Subject's Distinguished Name is as follows</text:span></text:p>
            <text:p><text:span text:style-name="T2">countryName <text:s text:c="6"/></text:span><text:span text:style-name="T2"><text:tab/></text:span><text:span text:style-name="T2">:PRINTABLE:'ES'</text:span></text:p>
            <text:p><text:span text:style-name="T2">stateOrProvinceName <text:s text:c="2"/>:PRINTABLE:'OU'</text:span></text:p>
            <text:p><text:span text:style-name="T2">localityName <text:s text:c="5"/></text:span><text:span text:style-name="T2"><text:tab/></text:span><text:span text:style-name="T2">:PRINTABLE:'Ourense'</text:span></text:p>
            <text:p><text:span text:style-name="T2">organizationName <text:s/></text:span><text:span text:style-name="T2"><text:tab/></text:span><text:span text:style-name="T2">:PRINTABLE:'aaaaaaaaaaaaaaaa'</text:span></text:p>
            <text:p><text:span text:style-name="T2">organizationalUnitName:PRINTABLE:'xxxxxx'</text:span></text:p>
            <text:p><text:span text:style-name="T2">commonName <text:s text:c="7"/></text:span><text:span text:style-name="T2"><text:tab/></text:span><text:span text:style-name="T2">:PRINTABLE:'xxxxxx'</text:span></text:p>
            <text:p><text:span text:style-name="T2">name <text:s text:c="13"/></text:span><text:span text:style-name="T2"><text:tab/></text:span><text:span text:style-name="T2">:PRINTABLE:'Nombre Apellido1 Apellido2'</text:span></text:p>
            <text:p><text:span text:style-name="T2">emailAddress <text:s text:c="5"/></text:span><text:span text:style-name="T2"><text:tab/></text:span><text:span text:style-name="T2">:IA5STRING:'direccionCorreo@servidor.dominio'</text:span></text:p>
            <text:p><text:span text:style-name="T2">Certificate is to be certified until Oct xx xx:xx:xx xxxx GMT (3650 days)</text:span></text:p>
            <text:p><text:span text:style-name="T2">Sign the certificate? [y/n]:y </text:span></text:p>
            <text:p><text:span text:style-name="T2"/></text:p>
            <text:p><text:span text:style-name="T2">1 out of 1 certificate requests certified, commit? [y/n]y</text:span></text:p>
            <text:p><text:span text:style-name="T2">Write out database with 1 new entries</text:span></text:p>
            <text:p><text:span text:style-name="T2">Data Base Update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oloTexto" presentation:presentation-page-layout-name="AL3T1">
        <draw:frame presentation:style-name="pr2" draw:layer="layout" svg:width="25.199cm" svg:height="3.506cm" svg:x="1.4cm" svg:y="0.837cm" presentation:class="title">
          <draw:text-box>
            <text:p>VPN</text:p>
          </draw:text-box>
        </draw:frame>
        <draw:frame presentation:style-name="pr3" draw:layer="layout" svg:width="25.199cm" svg:height="2.6cm" svg:x="1.4cm" svg:y="3.4cm" presentation:class="outline" presentation:user-transformed="true">
          <draw:text-box>
            <text:list text:style-name="L2">
              <text:list-header>
                <text:p>Configuración:</text:p>
              </text:list-header>
              <text:list-item>
                <text:p>Generamos el certificado para los clientes:</text:p>
                <text:p/>
                <text:p/>
                <text:p/>
              </text:list-item>
            </text:list>
          </draw:text-box>
        </draw:frame>
        <draw:frame draw:style-name="gr2" draw:text-style-name="P3" draw:layer="layout" svg:width="13cm" svg:height="12.575cm" svg:x="0.6cm" svg:y="5.951cm">
          <draw:text-box>
            <text:p><text:span text:style-name="T2">root@xxxxx:/etc/openvpn/easy-rsa/2.0# ./build-key invitados</text:span></text:p>
            <text:p><text:span text:style-name="T2">Generating a 1024 bit RSA private key</text:span></text:p>
            <text:p><text:span text:style-name="T2">......................++++++</text:span></text:p>
            <text:p><text:span text:style-name="T2">.........++++++</text:span></text:p>
            <text:p><text:span text:style-name="T2">writing new private key to 'invitados.key'</text:span></text:p>
            <text:p><text:span text:style-name="T2">-----</text:span></text:p>
            <text:p><text:span text:style-name="T2">You are about to be asked to enter information that will be incorporated</text:span></text:p>
            <text:p><text:span text:style-name="T2">into your certificate request.</text:span></text:p>
            <text:p><text:span text:style-name="T2">What you are about to enter is what is called a Distinguished Name or a DN.</text:span></text:p>
            <text:p><text:span text:style-name="T2">There are quite a few fields but you can leave some blank</text:span></text:p>
            <text:p><text:span text:style-name="T2">For some fields there will be a default value,</text:span></text:p>
            <text:p><text:span text:style-name="T2">If you enter '.', the field will be left blank.</text:span></text:p>
            <text:p><text:span text:style-name="T2">-----</text:span></text:p>
            <text:p><text:span text:style-name="T2">Country Name (2 letter code) [US]:ES</text:span></text:p>
            <text:p><text:span text:style-name="T2">State or Province Name (full name) [CA]:OU</text:span></text:p>
            <text:p><text:span text:style-name="T2">Locality Name (eg, city) [SanFrancisco]:Ourense</text:span></text:p>
            <text:p><text:span text:style-name="T2">Organization Name (eg, company) [Fort-Funston]:nombreOrganización</text:span></text:p>
            <text:p><text:span text:style-name="T2">Organizational Unit Name (eg, section) [changeme]:xxxxxx</text:span></text:p>
            <text:p><text:span text:style-name="T2">Common Name (eg, your name or your server's hostname) [invitados]: <text:s text:c="2"/></text:span></text:p>
            <text:p><text:span text:style-name="T2">Name [changeme]:Nombre Apellido1 Apellido2</text:span></text:p>
            <text:p><text:span text:style-name="T2">Email Address [mail@host.domain]:direccionCorreo@servidor.dominio</text:span></text:p>
          </draw:text-box>
        </draw:frame>
        <draw:frame draw:style-name="gr2" draw:text-style-name="P3" draw:layer="layout" svg:width="13cm" svg:height="12.101cm" svg:x="14.2cm" svg:y="6cm">
          <draw:text-box>
            <text:p><text:span text:style-name="T2">Please enter the following 'extra' attributes</text:span></text:p>
            <text:p><text:span text:style-name="T2">to be sent with your certificate request</text:span></text:p>
            <text:p><text:span text:style-name="T2">A challenge password []:</text:span></text:p>
            <text:p><text:span text:style-name="T2">An optional company name []:</text:span></text:p>
            <text:p><text:span text:style-name="T2">Using configuration from /etc/openvpn/easy-rsa/2.0/openssl-1.0.0.cnf</text:span></text:p>
            <text:p><text:span text:style-name="T2">Check that the request matches the signature</text:span></text:p>
            <text:p><text:span text:style-name="T2">Signature ok</text:span></text:p>
            <text:p><text:span text:style-name="T2">The Subject's Distinguished Name is as follows</text:span></text:p>
            <text:p><text:span text:style-name="T2">countryName <text:s text:c="6"/></text:span><text:span text:style-name="T2"><text:tab/></text:span><text:span text:style-name="T2">:PRINTABLE:'ES'</text:span></text:p>
            <text:p><text:span text:style-name="T2">stateOrProvinceName <text:s text:c="2"/>:PRINTABLE:'OU'</text:span></text:p>
            <text:p><text:span text:style-name="T2">localityName <text:s text:c="5"/></text:span><text:span text:style-name="T2"><text:tab/></text:span><text:span text:style-name="T2">:PRINTABLE:'Ourense'</text:span></text:p>
            <text:p><text:span text:style-name="T2">organizationName <text:s/></text:span><text:span text:style-name="T2"><text:tab/></text:span><text:span text:style-name="T2">:PRINTABLE:'nombreOrganizacion'</text:span></text:p>
            <text:p><text:span text:style-name="T2">organizationalUnitName:PRINTABLE:'xxxxxx'</text:span></text:p>
            <text:p><text:span text:style-name="T2">commonName <text:s text:c="7"/></text:span><text:span text:style-name="T2"><text:tab/></text:span><text:span text:style-name="T2">:PRINTABLE:'invitados'</text:span></text:p>
            <text:p><text:span text:style-name="T2">name <text:s text:c="13"/></text:span><text:span text:style-name="T2"><text:tab/></text:span><text:span text:style-name="T2">:PRINTABLE:'Nombre Apellido1 Apellido2'</text:span></text:p>
            <text:p><text:span text:style-name="T2">emailAddress <text:s text:c="5"/></text:span><text:span text:style-name="T2"><text:tab/></text:span><text:span text:style-name="T2">:IA5STRING:'direccionCorreo@servidor.dominio'</text:span></text:p>
            <text:p><text:span text:style-name="T2">Certificate is to be certified until Oct xx xx:xx:xx xxxx GMT (3650 days)</text:span></text:p>
            <text:p><text:span text:style-name="T2">Sign the certificate? [y/n]:y </text:span></text:p>
            <text:p><text:span text:style-name="T2"/></text:p>
            <text:p><text:span text:style-name="T2">1 out of 1 certificate requests certified, commit? [y/n]y</text:span></text:p>
            <text:p><text:span text:style-name="T2">Write out database with 1 new entries</text:span></text:p>
            <text:p><text:span text:style-name="T2">Data Base Update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oloTexto" presentation:presentation-page-layout-name="AL3T1">
        <draw:frame presentation:style-name="pr2" draw:layer="layout" svg:width="25.199cm" svg:height="3.506cm" svg:x="1.4cm" svg:y="0.837cm" presentation:class="title">
          <draw:text-box>
            <text:p>VP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Configuración:</text:p>
              </text:list-header>
              <text:list-item>
                <text:p>Generar Diffie-Heliman:</text:p>
                <text:p>root@xxxx:/etc/openvpn/easy-rsa/2.0# ./build-dh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oloTexto" presentation:presentation-page-layout-name="AL3T1">
        <draw:frame presentation:style-name="pr2" draw:layer="layout" svg:width="25.199cm" svg:height="3.506cm" svg:x="1.4cm" svg:y="0.837cm" presentation:class="title">
          <draw:text-box>
            <text:p>VP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Configuración:</text:p>
              </text:list-header>
              <text:list-item>
                <text:p>Copiar las claves para el servidor:</text:p>
                <text:p># cp xxxx.key xxxx.crt dh1024.pem ca.crt ca.key /etc/openvpn/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oloTexto" presentation:presentation-page-layout-name="AL3T1">
        <draw:frame presentation:style-name="pr2" draw:layer="layout" svg:width="25.199cm" svg:height="3.506cm" svg:x="1.4cm" svg:y="0.837cm" presentation:class="title">
          <draw:text-box>
            <text:p>VP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Configuración:</text:p>
              </text:list-header>
              <text:list-item>
                <text:p>Copiar las claves para el cliente:</text:p>
                <text:p># cp xx.crt xxxxxxx.crt xxxxx.key /etc/openvpn/carpetaClavesClientes/</text:p>
                <text:p/>
                <text:p>Las claves de los clientes deben estar todas en una carpeta para que no intente arrancar los servidore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oloTexto" presentation:presentation-page-layout-name="AL3T1">
        <draw:frame presentation:style-name="pr2" draw:layer="layout" svg:width="25.199cm" svg:height="3.506cm" svg:x="1.4cm" svg:y="0.837cm" presentation:class="title">
          <draw:text-box>
            <text:p>VPN</text:p>
          </draw:text-box>
        </draw:frame>
        <draw:frame presentation:style-name="pr3" draw:layer="layout" svg:width="25.199cm" svg:height="3.886cm" svg:x="1.4cm" svg:y="3.4cm" presentation:class="outline" presentation:user-transformed="true">
          <draw:text-box>
            <text:list text:style-name="L2">
              <text:list-header>
                <text:p>Configuración:</text:p>
              </text:list-header>
              <text:list-item>
                <text:p>Crear el fichero de configuración /etc/openvpn/fichero.conf:</text:p>
              </text:list-item>
            </text:list>
          </draw:text-box>
        </draw:frame>
        <draw:frame draw:style-name="gr2" draw:text-style-name="P3" draw:layer="layout" svg:width="17.2cm" svg:height="11.153cm" svg:x="2.2cm" svg:y="7cm">
          <draw:text-box>
            <text:p><text:span text:style-name="T2"># cat /etc/openvpn/fichero.conf </text:span></text:p>
            <text:p><text:span text:style-name="T2">port 1194</text:span></text:p>
            <text:p><text:span text:style-name="T2">proto udp</text:span></text:p>
            <text:p><text:span text:style-name="T2">dev tun</text:span></text:p>
            <text:p><text:span text:style-name="T2">duplicate-cn</text:span></text:p>
            <text:p><text:span text:style-name="T2">ca /etc/openvpn/ca.crt</text:span></text:p>
            <text:p><text:span text:style-name="T2">cert /etc/openvpn/xxxx.crt</text:span></text:p>
            <text:p><text:span text:style-name="T2">key /etc/openvpn/xxxx.key</text:span></text:p>
            <text:p><text:span text:style-name="T2">dh /etc/openvpn/dh1024.pem</text:span></text:p>
            <text:p><text:span text:style-name="T2">server xx.xx.xx.xx xx.xx.xx.xx</text:span></text:p>
            <text:p><text:span text:style-name="T2">ifconfig-pool-persist ipp.txt</text:span></text:p>
            <text:p><text:span text:style-name="T2">push "route xxx.xxx.xxx.xxx xxx.xxx.xxx.xxx"</text:span></text:p>
            <text:p><text:span text:style-name="T2">push "dhcp-option DNS xxx.xxx.xxx.xxx"</text:span></text:p>
            <text:p><text:span text:style-name="T2">push "dhcp-option DOMAIN xxxx.xxxxx"</text:span></text:p>
            <text:p><text:span text:style-name="T2">comp-lzo</text:span></text:p>
            <text:p><text:span text:style-name="T2">user nobody</text:span></text:p>
            <text:p><text:span text:style-name="T2">group nogroup</text:span></text:p>
            <text:p><text:span text:style-name="T2">persist-key</text:span></text:p>
            <text:p><text:span text:style-name="T2">persist-tun</text:span></text:p>
            <text:p><text:span text:style-name="T2">keepalive 10 30</text:span></text:p>
            <text:p><text:span text:style-name="T2">status openvpn-status.log</text:span></text:p>
            <text:p><text:span text:style-name="T2">log openvpn.log</text:span></text:p>
            <text:p><text:span text:style-name="T2">verb 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oloTexto" presentation:presentation-page-layout-name="AL3T1">
        <draw:frame presentation:style-name="pr2" draw:layer="layout" svg:width="25.199cm" svg:height="3.506cm" svg:x="1.4cm" svg:y="0.837cm" presentation:class="title">
          <draw:text-box>
            <text:p>VPN</text:p>
          </draw:text-box>
        </draw:frame>
        <draw:frame presentation:style-name="pr3" draw:layer="layout" svg:width="25.199cm" svg:height="3.886cm" svg:x="1.4cm" svg:y="3.4cm" presentation:class="outline" presentation:user-transformed="true">
          <draw:text-box>
            <text:list text:style-name="L2">
              <text:list-header>
                <text:p>Configuración:</text:p>
              </text:list-header>
              <text:list-item>
                <text:p>Crear el fichero de configuración de clientes:</text:p>
              </text:list-item>
            </text:list>
          </draw:text-box>
        </draw:frame>
        <draw:frame draw:style-name="gr2" draw:text-style-name="P3" draw:layer="layout" svg:width="17.2cm" svg:height="7.835cm" svg:x="2.2cm" svg:y="7cm">
          <draw:text-box>
            <text:p><text:span text:style-name="T2"># cat /etc/openvpn/clientes/clientes.conf</text:span></text:p>
            <text:p><text:span text:style-name="T2">client</text:span></text:p>
            <text:p><text:span text:style-name="T2">status openvpn-status.log</text:span></text:p>
            <text:p><text:span text:style-name="T2">log openvpn.log</text:span></text:p>
            <text:p><text:span text:style-name="T2">dev tun</text:span></text:p>
            <text:p><text:span text:style-name="T2">proto udp</text:span></text:p>
            <text:p><text:span text:style-name="T2">remote xxx.xxx.xxx.xxx</text:span></text:p>
            <text:p><text:span text:style-name="T2">user nobody</text:span></text:p>
            <text:p><text:span text:style-name="T2">group nogroup</text:span></text:p>
            <text:p><text:span text:style-name="T2">persist-key</text:span></text:p>
            <text:p><text:span text:style-name="T2">persist-tun</text:span></text:p>
            <text:p><text:span text:style-name="T2">ca ca.crt</text:span></text:p>
            <text:p><text:span text:style-name="T2">cert clientes.crt</text:span></text:p>
            <text:p><text:span text:style-name="T2">key clientes.key</text:span></text:p>
            <text:p><text:span text:style-name="T2">comp-lzo</text:span></text:p>
            <text:p><text:span text:style-name="T2">verb 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oloTexto" presentation:presentation-page-layout-name="AL3T1">
        <draw:frame presentation:style-name="pr2" draw:layer="layout" svg:width="25.199cm" svg:height="3.506cm" svg:x="1.4cm" svg:y="0.837cm" presentation:class="title">
          <draw:text-box>
            <text:p>VPN</text:p>
          </draw:text-box>
        </draw:frame>
        <draw:frame presentation:style-name="pr3" draw:layer="layout" svg:width="25.199cm" svg:height="5.486cm" svg:x="1.201cm" svg:y="5.314cm" presentation:class="outline" presentation:user-transformed="true">
          <draw:text-box>
            <text:list text:style-name="L2">
              <text:list-header>
                <text:p>Configuración:</text:p>
              </text:list-header>
              <text:list-item>
                <text:p>Iniciar la red:</text:p>
                <text:p># service openvpn star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oloTexto" presentation:presentation-page-layout-name="AL3T1">
        <draw:frame presentation:style-name="pr2" draw:layer="layout" svg:width="25.199cm" svg:height="3.506cm" svg:x="1.4cm" svg:y="0.837cm" presentation:class="title">
          <draw:text-box>
            <text:p>VPN</text:p>
          </draw:text-box>
        </draw:frame>
        <draw:frame presentation:style-name="pr3" draw:layer="layout" svg:width="25.199cm" svg:height="5.486cm" svg:x="1.201cm" svg:y="5.314cm" presentation:class="outline" presentation:user-transformed="true">
          <draw:text-box>
            <text:list text:style-name="L2">
              <text:list-header>
                <text:p>Conectar clientes en Linux:</text:p>
              </text:list-header>
              <text:list-item>
                <text:p>Instalar openvpn.</text:p>
              </text:list-item>
              <text:list-item>
                <text:p>Copiar en /etc/openvpn/ el contenido de /etc/openvpn/clientes/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oloTexto" presentation:presentation-page-layout-name="AL3T1">
        <draw:frame presentation:style-name="pr2" draw:layer="layout" svg:width="25.199cm" svg:height="3.506cm" svg:x="1.4cm" svg:y="0.837cm" presentation:class="title">
          <draw:text-box>
            <text:p>VPN</text:p>
          </draw:text-box>
        </draw:frame>
        <draw:frame presentation:style-name="pr3" draw:layer="layout" svg:width="25.199cm" svg:height="11.486cm" svg:x="1.201cm" svg:y="5.314cm" presentation:class="outline" presentation:user-transformed="true">
          <draw:text-box>
            <text:list text:style-name="L2">
              <text:list-header>
                <text:p>Conectar clientes en Windows:</text:p>
              </text:list-header>
              <text:list-item>
                <text:p>Instalar openvpm.</text:p>
              </text:list-item>
              <text:list-item>
                <text:p>Renombrar el fichero clientes.conf como clientes.ovpn.</text:p>
              </text:list-item>
              <text:list-item>
                <text:p>Copiar los ficheros en c:\archivos de programa\openvmp\conf\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oloTexto" presentation:presentation-page-layout-name="AL3T1">
        <draw:frame presentation:style-name="pr2" draw:layer="layout" svg:width="25.199cm" svg:height="3.506cm" svg:x="1.4cm" svg:y="0.837cm" presentation:class="title">
          <draw:text-box>
            <text:p>VPN</text:p>
          </draw:text-box>
        </draw:frame>
        <draw:frame presentation:style-name="pr3" draw:layer="layout" svg:width="25.199cm" svg:height="4.4cm" svg:x="1.2cm" svg:y="3.4cm" presentation:class="outline" presentation:user-transformed="true">
          <draw:text-box>
            <text:list text:style-name="L2">
              <text:list-header>
                <text:p>Permitir conexiones exteriores:</text:p>
              </text:list-header>
              <text:list-item>
                <text:p>Redireccionar puerto en router.</text:p>
              </text:list-item>
              <text:list-item>
                <text:p>Crear las reglas de iptables adecuadas para aceptar el tráfico:</text:p>
              </text:list-item>
            </text:list>
          </draw:text-box>
        </draw:frame>
        <draw:frame draw:style-name="gr4" draw:text-style-name="P3" draw:layer="layout" svg:width="11.6cm" svg:height="10.2cm" svg:x="1.8cm" svg:y="8cm">
          <draw:text-box>
            <text:p><text:span text:style-name="T2">root@xxxx:~# cat /root/scripts/firewall.sh</text:span></text:p>
            <text:p><text:span text:style-name="T2">#!/bin/sh</text:span></text:p>
            <text:p><text:span text:style-name="T2"/></text:p>
            <text:p><text:span text:style-name="T2">PATH=/usr/sbin:/sbin:/bin:/usr/bin</text:span></text:p>
            <text:p><text:span text:style-name="T2"/></text:p>
            <text:p><text:span text:style-name="T2">#</text:span></text:p>
            <text:p><text:span text:style-name="T2"># delete all existing rules.</text:span></text:p>
            <text:p><text:span text:style-name="T2">#</text:span></text:p>
            <text:p><text:span text:style-name="T2">iptables -F</text:span></text:p>
            <text:p><text:span text:style-name="T2">iptables -t nat -F</text:span></text:p>
            <text:p><text:span text:style-name="T2">iptables -t mangle -F</text:span></text:p>
            <text:p><text:span text:style-name="T2">iptables -X</text:span></text:p>
            <text:p><text:span text:style-name="T2"/></text:p>
            <text:p><text:span text:style-name="T2"># Always accept loopback traffic</text:span></text:p>
            <text:p><text:span text:style-name="T2">iptables -A INPUT -i lo -j ACCEPT </text:span></text:p>
            <text:p><text:span text:style-name="T2"/></text:p>
            <text:p><text:span text:style-name="T2"/></text:p>
          </draw:text-box>
        </draw:frame>
        <draw:frame draw:style-name="gr4" draw:text-style-name="P3" draw:layer="layout" svg:width="11.6cm" svg:height="10.2cm" svg:x="14.6cm" svg:y="7.8cm">
          <draw:text-box>
            <text:p><text:span text:style-name="T2"/></text:p>
            <text:p><text:span text:style-name="T2"/></text:p>
            <text:p><text:span text:style-name="T2"/></text:p>
          </draw:text-box>
        </draw:frame>
        <draw:frame draw:style-name="gr5" draw:text-style-name="P3" draw:layer="layout" svg:width="11.843cm" svg:height="8.287cm" svg:x="14.591cm" svg:y="8.113cm">
          <draw:text-box>
            <text:p><text:span text:style-name="T2"># Masquerade.</text:span></text:p>
            <text:p><text:span text:style-name="T2">iptables -t nat -A POSTROUTING -o eth2 -j MASQUERADE </text:span></text:p>
            <text:p><text:span text:style-name="T2"/></text:p>
            <text:p><text:span text:style-name="T2">#para el ssh</text:span></text:p>
            <text:p><text:span text:style-name="T2">iptables -A INPUT -p tcp --dport 22 -j ACCEPT </text:span></text:p>
            <text:p><text:span text:style-name="T2"/></text:p>
            <text:p><text:span text:style-name="T2">#para vpn</text:span></text:p>
            <text:p><text:span text:style-name="T2">iptables -A INPUT -p udp --dport 1194 -j ACCEPT</text:span></text:p>
            <text:p><text:span text:style-name="T2">iptables -A INPUT -i tun+ -j ACCEPT</text:span></text:p>
            <text:p><text:span text:style-name="T2">iptables -A FORWARD -i tun+ -j ACCEPT</text:span></text:p>
            <text:p><text:span text:style-name="T2">iptables -A INPUT -i tap+ -j ACCEPT</text:span></text:p>
            <text:p><text:span text:style-name="T2">iptables -A FORWARD -i tap+ -j ACCEPT</text:span></text:p>
            <text:p><text:span text:style-name="T2"># Enable routing.</text:span></text:p>
            <text:p><text:span text:style-name="T2">echo 1 &gt; /proc/sys/net/ipv4/ip_forwar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oloTexto" presentation:presentation-page-layout-name="AL3T1">
        <draw:frame presentation:style-name="pr2" draw:layer="layout" svg:width="25.199cm" svg:height="3.506cm" svg:x="1.4cm" svg:y="0.837cm" presentation:class="title">
          <draw:text-box>
            <text:p>VPN</text:p>
          </draw:text-box>
        </draw:frame>
        <draw:frame presentation:style-name="pr3" draw:layer="layout" svg:width="25.199cm" svg:height="9.6cm" svg:x="1.2cm" svg:y="3.4cm" presentation:class="outline" presentation:user-transformed="true">
          <draw:text-box>
            <text:list text:style-name="L2">
              <text:list-header>
                <text:p>Permitir conexiones exteriores:</text:p>
              </text:list-header>
              <text:list-item>
                <text:p>Enlazar el script anterior para que se ejecute automáticamente cada vez que se inicia la tarjeta de red:</text:p>
                <text:p>root@xxxxx:~# ln -s /root/scripts/firewall.sh /etc/network/if-up.d/00_firewall</text:p>
              </text:list-item>
            </text:list>
          </draw:text-box>
        </draw:frame>
        <draw:frame draw:style-name="gr4" draw:text-style-name="P3" draw:layer="layout" svg:width="11.6cm" svg:height="10.2cm" svg:x="14.6cm" svg:y="7.8cm">
          <draw:text-box>
            <text:p><text:span text:style-name="T2"/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ortadaDocumento-background" style:family="presentation">
      <style:graphic-properties draw:stroke="none" draw:fill="none"/>
      <style:text-properties style:letter-kerning="true"/>
    </style:style>
    <style:style style:name="PortadaDocumen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adaDocument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adaDocumento-outline1" style:family="presentation">
      <style:graphic-properties draw:stroke="none" draw:fill="none" draw:auto-grow-height="false" draw:fit-to-size="shrink-to-fit">
        <text:list-style style:name="PortadaDocumen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adaDocumento-outline2" style:family="presentation" style:parent-style-name="PortadaDocumento-outline1">
      <style:paragraph-properties fo:margin-top="0cm" fo:margin-bottom="0.4cm"/>
      <style:text-properties fo:font-size="28pt" style:font-size-asian="28pt" style:font-size-complex="28pt"/>
    </style:style>
    <style:style style:name="PortadaDocumento-outline3" style:family="presentation" style:parent-style-name="PortadaDocumento-outline2">
      <style:paragraph-properties fo:margin-top="0cm" fo:margin-bottom="0.3cm"/>
      <style:text-properties fo:font-size="24pt" style:font-size-asian="24pt" style:font-size-complex="24pt"/>
    </style:style>
    <style:style style:name="PortadaDocumento-outline4" style:family="presentation" style:parent-style-name="PortadaDocumento-outline3">
      <style:paragraph-properties fo:margin-top="0cm" fo:margin-bottom="0.2cm"/>
      <style:text-properties fo:font-size="20pt" style:font-size-asian="20pt" style:font-size-complex="20pt"/>
    </style:style>
    <style:style style:name="PortadaDocumento-outline5" style:family="presentation" style:parent-style-name="PortadaDocumento-outline4">
      <style:paragraph-properties fo:margin-top="0cm" fo:margin-bottom="0.1cm"/>
      <style:text-properties fo:font-size="20pt" style:font-size-asian="20pt" style:font-size-complex="20pt"/>
    </style:style>
    <style:style style:name="PortadaDocumento-outline6" style:family="presentation" style:parent-style-name="PortadaDocumento-outline5">
      <style:paragraph-properties fo:margin-top="0cm" fo:margin-bottom="0.1cm"/>
      <style:text-properties fo:font-size="20pt" style:font-size-asian="20pt" style:font-size-complex="20pt"/>
    </style:style>
    <style:style style:name="PortadaDocumento-outline7" style:family="presentation" style:parent-style-name="PortadaDocumento-outline6">
      <style:paragraph-properties fo:margin-top="0cm" fo:margin-bottom="0.1cm"/>
      <style:text-properties fo:font-size="20pt" style:font-size-asian="20pt" style:font-size-complex="20pt"/>
    </style:style>
    <style:style style:name="PortadaDocumento-outline8" style:family="presentation" style:parent-style-name="PortadaDocumento-outline7">
      <style:paragraph-properties fo:margin-top="0cm" fo:margin-bottom="0.1cm"/>
      <style:text-properties fo:font-size="20pt" style:font-size-asian="20pt" style:font-size-complex="20pt"/>
    </style:style>
    <style:style style:name="PortadaDocumento-outline9" style:family="presentation" style:parent-style-name="PortadaDocumento-outline8">
      <style:paragraph-properties fo:margin-top="0cm" fo:margin-bottom="0.1cm"/>
      <style:text-properties fo:font-size="20pt" style:font-size-asian="20pt" style:font-size-complex="20pt"/>
    </style:style>
    <style:style style:name="PortadaDocumento-subtitle" style:family="presentation">
      <style:graphic-properties draw:stroke="none" draw:fill="none" draw:textarea-vertical-align="middle">
        <text:list-style style:name="PortadaDocumen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adaDocumento-title" style:family="presentation">
      <style:graphic-properties draw:stroke="none" draw:fill="none" draw:textarea-vertical-align="middle">
        <text:list-style style:name="PortadaDocumen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loTexto-background" style:family="presentation">
      <style:graphic-properties draw:stroke="none" draw:fill="none"/>
      <style:text-properties style:letter-kerning="true"/>
    </style:style>
    <style:style style:name="Solo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loText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loTexto-outline1" style:family="presentation">
      <style:graphic-properties draw:stroke="none" draw:fill="none" draw:auto-grow-height="false" draw:fit-to-size="shrink-to-fit">
        <text:list-style style:name="Solo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homa" style:font-family-generic="swiss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oloTexto-outline2" style:family="presentation" style:parent-style-name="SoloTexto-outline1">
      <style:paragraph-properties fo:margin-top="0cm" fo:margin-bottom="0.4cm"/>
      <style:text-properties fo:font-size="24pt" style:font-size-asian="24pt" style:font-size-complex="24pt"/>
    </style:style>
    <style:style style:name="SoloTexto-outline3" style:family="presentation" style:parent-style-name="SoloTexto-outline2">
      <style:paragraph-properties fo:margin-top="0cm" fo:margin-bottom="0.3cm"/>
      <style:text-properties fo:font-size="24pt" style:font-size-asian="24pt" style:font-size-complex="24pt"/>
    </style:style>
    <style:style style:name="SoloTexto-outline4" style:family="presentation" style:parent-style-name="SoloTexto-outline3">
      <style:paragraph-properties fo:margin-top="0cm" fo:margin-bottom="0.2cm"/>
      <style:text-properties fo:font-size="20pt" style:font-size-asian="20pt" style:font-size-complex="20pt"/>
    </style:style>
    <style:style style:name="SoloTexto-outline5" style:family="presentation" style:parent-style-name="SoloTexto-outline4">
      <style:paragraph-properties fo:margin-top="0cm" fo:margin-bottom="0.1cm"/>
      <style:text-properties fo:font-size="20pt" style:font-size-asian="20pt" style:font-size-complex="20pt"/>
    </style:style>
    <style:style style:name="SoloTexto-outline6" style:family="presentation" style:parent-style-name="SoloTexto-outline5">
      <style:paragraph-properties fo:margin-top="0cm" fo:margin-bottom="0.1cm"/>
      <style:text-properties fo:font-size="20pt" style:font-size-asian="20pt" style:font-size-complex="20pt"/>
    </style:style>
    <style:style style:name="SoloTexto-outline7" style:family="presentation" style:parent-style-name="SoloTexto-outline6">
      <style:paragraph-properties fo:margin-top="0cm" fo:margin-bottom="0.1cm"/>
      <style:text-properties fo:font-size="20pt" style:font-size-asian="20pt" style:font-size-complex="20pt"/>
    </style:style>
    <style:style style:name="SoloTexto-outline8" style:family="presentation" style:parent-style-name="SoloTexto-outline7">
      <style:paragraph-properties fo:margin-top="0cm" fo:margin-bottom="0.1cm"/>
      <style:text-properties fo:font-size="20pt" style:font-size-asian="20pt" style:font-size-complex="20pt"/>
    </style:style>
    <style:style style:name="SoloTexto-outline9" style:family="presentation" style:parent-style-name="SoloTexto-outline8">
      <style:paragraph-properties fo:margin-top="0cm" fo:margin-bottom="0.1cm"/>
      <style:text-properties fo:font-size="20pt" style:font-size-asian="20pt" style:font-size-complex="20pt"/>
    </style:style>
    <style:style style:name="SoloTexto-subtitle" style:family="presentation">
      <style:graphic-properties draw:stroke="none" draw:fill="none" draw:textarea-vertical-align="middle">
        <text:list-style style:name="Solo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loTexto-title" style:family="presentation">
      <style:graphic-properties draw:stroke="none" draw:fill="none" draw:textarea-vertical-align="middle">
        <text:list-style style:name="Solo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ortadaDocumen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ortadaDocumen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ortadaDocumen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oloTexto-backgroundobjects">
      <style:graphic-properties draw:stroke="none" draw:fill="none" draw:fill-color="#ffffff" draw:auto-grow-height="false" fo:min-height="1.449cm"/>
    </style:style>
    <style:style style:name="Mpr5" style:family="presentation" style:parent-style-name="SoloTexto-backgroundobjects">
      <style:graphic-properties draw:stroke="none" draw:fill="none" draw:fill-color="#ffffff" draw:auto-grow-height="false" fo:min-height="1.485cm"/>
    </style:style>
    <style:style style:name="Mpr6" style:family="presentation" style:parent-style-name="SoloTex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ortadaDocumento" style:page-layout-name="PM1" draw:style-name="Mdp1">
      <draw:frame presentation:style-name="PortadaDocumento-title" draw:layer="backgroundobjects" svg:width="25.199cm" svg:height="3.506cm" svg:x="1.4cm" svg:y="0.837cm" presentation:class="title" presentation:placeholder="true">
        <draw:text-box/>
      </draw:frame>
      <draw:frame presentation:style-name="PortadaDocument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PortadaDocumento-title" draw:layer="backgroundobjects" svg:width="25.199cm" svg:height="3.506cm" svg:x="1.401cm" svg:y="0.837cm" presentation:class="title" presentation:placeholder="true" presentation:user-transformed="true">
        <draw:text-box/>
      </draw:frame>
      <draw:frame draw:style-name="Mgr3" draw:text-style-name="MP4" draw:layer="backgroundobjects" svg:width="25.199cm" svg:height="16.236cm" svg:x="1.4cm" svg:y="4.343cm">
        <draw:image xlink:href="Pictures/200000090000099C000038BD3C835811.svm" xlink:type="simple" xlink:show="embed" xlink:actuate="onLoad">
          <text:p/>
        </draw:image>
      </draw:frame>
      <presentation:notes style:page-layout-name="PM0">
        <draw:page-thumbnail presentation:style-name="PortadaDocumento-title" draw:layer="backgroundobjects" svg:width="14.848cm" svg:height="11.136cm" svg:x="3.075cm" svg:y="2.257cm" presentation:class="page"/>
        <draw:frame presentation:style-name="PortadaDocumen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oloTexto" style:page-layout-name="PM1" draw:style-name="Mdp1">
      <draw:frame presentation:style-name="SoloTexto-title" draw:layer="backgroundobjects" svg:width="25.199cm" svg:height="3.506cm" svg:x="1.4cm" svg:y="0.837cm" presentation:class="title" presentation:placeholder="true">
        <draw:text-box/>
      </draw:frame>
      <draw:frame presentation:style-name="SoloTexto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7.999cm" svg:height="3.907cm" svg:x="0.001cm" svg:y="17.093cm">
        <draw:image xlink:href="Pictures/10000000000009500000023832C36E14.png" xlink:type="simple" xlink:show="embed" xlink:actuate="onLoad">
          <text:p/>
        </draw:image>
      </draw:frame>
      <presentation:notes style:page-layout-name="PM0">
        <draw:page-thumbnail presentation:style-name="SoloTexto-title" draw:layer="backgroundobjects" svg:width="14.848cm" svg:height="11.136cm" svg:x="3.075cm" svg:y="2.257cm" presentation:class="page"/>
        <draw:frame presentation:style-name="SoloText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6T19:04:18.127000000</meta:creation-date>
    <dc:date>2014-04-30T10:56:44</dc:date>
    <meta:editing-duration>PT2H26M4S</meta:editing-duration>
    <meta:editing-cycles>8</meta:editing-cycles>
    <meta:generator>LibreOffice/4.0.2.2$Linux_X86_64 LibreOffice_project/400m0$Build-2</meta:generator>
    <dc:creator>Silvia </dc:creator>
    <meta:document-statistic meta:object-count="137"/>
  </office:meta>
</office:document-meta>
</file>